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mbria" svg:font-family="Cambria, Arial"/>
    <style:font-face style:name="Droid Sans Mono" svg:font-family="'Droid Sans Mono', monospace, monospac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Verdana" svg:font-family="Verdana, Arial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11111" style:font-name="Cambria" fo:font-size="10pt" fo:font-style="normal" fo:font-weight="normal" officeooo:rsid="00a0ee2b" fo:background-color="transparent" style:font-size-asian="10pt" style:font-size-complex="10pt"/>
    </style:style>
    <style:style style:name="P2" style:family="paragraph" style:parent-style-name="Text_20_body">
      <style:text-properties fo:font-variant="normal" fo:text-transform="none" fo:color="#111111" style:font-name="Cambria" fo:font-size="10pt" fo:font-style="normal" fo:font-weight="normal" officeooo:rsid="00a0ee2b" fo:background-color="transparent" style:font-size-asian="10pt" style:font-size-complex="10pt" loext:padding="0cm" loext:border="none"/>
    </style:style>
    <style:style style:name="P3" style:family="paragraph" style:parent-style-name="Text_20_body">
      <style:text-properties fo:font-variant="normal" fo:text-transform="none" fo:color="#111111" style:font-name="Cambria" fo:font-size="10pt" fo:font-style="normal" fo:font-weight="normal" officeooo:rsid="00afcde7" officeooo:paragraph-rsid="00afcde7" fo:background-color="transparent" style:font-size-asian="10pt" style:font-size-complex="10pt"/>
    </style:style>
    <style:style style:name="P4" style:family="paragraph" style:parent-style-name="Text_20_body">
      <style:text-properties fo:font-variant="normal" fo:text-transform="none" fo:color="#111111" style:font-name="Cambria" fo:font-size="10pt" fo:font-style="normal" fo:font-weight="normal" officeooo:rsid="00aff2e2" officeooo:paragraph-rsid="00aff2e2" fo:background-color="transparent" style:font-size-asian="10pt" style:font-size-complex="10pt"/>
    </style:style>
    <style:style style:name="P5" style:family="paragraph" style:parent-style-name="Text_20_body">
      <style:text-properties fo:font-variant="normal" fo:text-transform="none" fo:color="#111111" style:font-name="Cambria" fo:font-size="10pt" fo:font-style="normal" fo:font-weight="normal" officeooo:rsid="00aff2e2" officeooo:paragraph-rsid="00be3d36" fo:background-color="transparent" style:font-size-asian="10pt" style:font-size-complex="10pt"/>
    </style:style>
    <style:style style:name="P6" style:family="paragraph" style:parent-style-name="Text_20_body">
      <style:text-properties fo:font-variant="normal" fo:text-transform="none" fo:color="#111111" style:font-name="Cambria" fo:font-size="10pt" fo:font-style="normal" fo:font-weight="normal" officeooo:rsid="00d0dad7" officeooo:paragraph-rsid="00d0dad7" fo:background-color="transparent" style:font-size-asian="10pt" style:font-size-complex="10pt"/>
    </style:style>
    <style:style style:name="P7" style:family="paragraph" style:parent-style-name="Text_20_body">
      <style:text-properties fo:font-variant="normal" fo:text-transform="none" fo:color="#111111" style:font-name="Cambria" fo:font-size="10pt" fo:font-style="normal" fo:font-weight="normal" officeooo:rsid="00e1d417" officeooo:paragraph-rsid="00e1d417" fo:background-color="transparent" style:font-size-asian="10pt" style:font-size-complex="10pt"/>
    </style:style>
    <style:style style:name="P8" style:family="paragraph" style:parent-style-name="Text_20_body">
      <style:text-properties fo:font-variant="normal" fo:text-transform="none" fo:color="#111111" style:font-name="Cambria" fo:font-size="10pt" fo:font-style="normal" fo:font-weight="normal" officeooo:rsid="00e61cbb" officeooo:paragraph-rsid="00e61cbb" fo:background-color="transparent" style:font-size-asian="10pt" style:font-size-complex="10pt"/>
    </style:style>
    <style:style style:name="P9" style:family="paragraph" style:parent-style-name="Text_20_body">
      <style:text-properties fo:font-variant="normal" fo:text-transform="none" fo:color="#111111" style:font-name="Cambria" fo:font-size="10pt" fo:font-style="normal" fo:font-weight="normal" officeooo:rsid="00e76611" officeooo:paragraph-rsid="00e76611" fo:background-color="transparent" style:font-size-asian="10pt" style:font-size-complex="10pt"/>
    </style:style>
    <style:style style:name="P10" style:family="paragraph" style:parent-style-name="Text_20_body">
      <style:text-properties fo:font-variant="normal" fo:text-transform="none" fo:color="#111111" style:font-name="Cambria" fo:font-size="10pt" fo:font-style="normal" fo:font-weight="normal" officeooo:rsid="011fa270" officeooo:paragraph-rsid="011fa270" fo:background-color="transparent" style:font-size-asian="10pt" style:font-size-complex="10pt"/>
    </style:style>
    <style:style style:name="P11" style:family="paragraph" style:parent-style-name="Text_20_body">
      <style:text-properties fo:font-variant="normal" fo:text-transform="none" fo:color="#111111" style:font-name="Cambria" fo:font-size="10pt" fo:font-style="normal" fo:font-weight="normal" officeooo:rsid="00aff2e2" officeooo:paragraph-rsid="00aff2e2" fo:background-color="#ffffff" style:font-size-asian="10pt" style:font-size-complex="10pt"/>
    </style:style>
    <style:style style:name="P12" style:family="paragraph" style:parent-style-name="Text_20_body">
      <style:text-properties fo:font-variant="normal" fo:text-transform="none" fo:color="#111111" style:font-name="Cambria" fo:font-size="10pt" fo:font-style="normal" fo:font-weight="bold" officeooo:rsid="00a0ee2b" fo:background-color="transparent" style:font-size-asian="8.75pt" style:font-weight-asian="bold" style:font-size-complex="10pt" style:font-weight-complex="bold"/>
    </style:style>
    <style:style style:name="P13" style:family="paragraph" style:parent-style-name="Text_20_body">
      <style:text-properties fo:font-variant="normal" fo:text-transform="none" fo:color="#111111" style:font-name="Cambria" fo:font-size="10pt" fo:font-style="normal" fo:font-weight="bold" officeooo:rsid="00e1d417" officeooo:paragraph-rsid="00e1d417" fo:background-color="transparent" style:font-size-asian="10pt" style:font-weight-asian="bold" style:font-size-complex="10pt" style:font-weight-complex="bold"/>
    </style:style>
    <style:style style:name="P14" style:family="paragraph" style:parent-style-name="Text_20_body">
      <style:text-properties fo:font-variant="normal" fo:text-transform="none" fo:color="#111111" style:font-name="Cambria" fo:font-size="10pt" fo:font-style="normal" fo:font-weight="bold" officeooo:rsid="00a0ee2b" fo:background-color="transparent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variant="normal" fo:text-transform="none" fo:color="#111111" style:font-name="Cambria" fo:font-size="12pt" fo:font-style="normal" fo:font-weight="bold" officeooo:rsid="00a0ee2b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111111" style:font-name="Cambria" fo:font-size="12pt" fo:font-style="normal" fo:font-weight="bold" officeooo:rsid="00afcde7" officeooo:paragraph-rsid="00afcde7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111111" style:font-name="Cambria" fo:font-size="8pt" fo:font-style="normal" fo:font-weight="normal" officeooo:rsid="00a0ee2b" fo:background-color="transparent" style:font-size-asian="8pt" style:font-weight-asian="normal" style:font-size-complex="8pt" style:font-weight-complex="normal"/>
    </style:style>
    <style:style style:name="P18" style:family="paragraph" style:parent-style-name="Text_20_body">
      <style:text-properties officeooo:paragraph-rsid="00afcde7"/>
    </style:style>
    <style:style style:name="P19" style:family="paragraph" style:parent-style-name="Text_20_body">
      <style:text-properties officeooo:paragraph-rsid="012d8859"/>
    </style:style>
    <style:style style:name="P20" style:family="paragraph" style:parent-style-name="Heading_20_2">
      <style:text-properties fo:font-variant="normal" fo:text-transform="none" fo:color="#111111" style:font-name="Cambria" fo:font-size="24pt" fo:font-style="normal" fo:font-weight="bold" officeooo:rsid="00a0ee2b" fo:background-color="transparent" style:font-size-asian="24pt" style:font-weight-asian="bold" style:font-size-complex="24pt" style:font-weight-complex="bold"/>
    </style:style>
    <style:style style:name="P21" style:family="paragraph" style:parent-style-name="Heading_20_2">
      <style:text-properties fo:font-variant="normal" fo:text-transform="none" fo:color="#000000" style:font-name="Cambria" fo:font-size="12pt" fo:letter-spacing="normal" fo:font-style="normal" fo:font-weight="bold" officeooo:rsid="01199465" officeooo:paragraph-rsid="01199465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111111" style:font-name="Cambria" fo:font-size="15pt" fo:font-style="normal" fo:font-weight="normal" officeooo:rsid="000e5ec1" officeooo:paragraph-rsid="00e76611" fo:background-color="transparent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variant="normal" fo:text-transform="none" fo:color="#111111" style:font-name="Cambria" fo:font-size="15pt" fo:font-style="normal" fo:font-weight="normal" officeooo:rsid="00e92135" officeooo:paragraph-rsid="00e92135" fo:background-color="transparent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variant="normal" fo:text-transform="none" fo:color="#111111" style:font-name="Cambria" fo:font-size="12pt" fo:font-style="normal" fo:font-weight="normal" officeooo:rsid="000e5ec1" officeooo:paragraph-rsid="00e76611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111111" style:font-name="Droid Sans Mono" fo:font-size="10.5pt" fo:font-style="normal" fo:font-weight="normal" officeooo:rsid="0129ead6" officeooo:paragraph-rsid="0129ead6" fo:background-color="#ffffff" style:font-size-asian="10pt" style:font-size-complex="10pt"/>
    </style:style>
    <style:style style:name="P26" style:family="paragraph" style:parent-style-name="Standard">
      <style:text-properties fo:font-variant="normal" fo:text-transform="none" fo:color="#ce9178" style:font-name="Droid Sans Mono" fo:font-size="10.5pt" fo:font-style="normal" fo:font-weight="normal" officeooo:rsid="00aff2e2" officeooo:paragraph-rsid="00aff2e2" fo:background-color="#1f1f1f" style:font-size-asian="10pt" style:font-size-complex="10pt"/>
    </style:style>
    <style:style style:name="P27" style:family="paragraph" style:parent-style-name="Standard">
      <style:text-properties fo:font-variant="normal" fo:text-transform="none" fo:color="#6a9955" style:font-name="Droid Sans Mono" fo:font-size="10.5pt" fo:font-style="normal" fo:font-weight="normal" officeooo:rsid="00aff2e2" officeooo:paragraph-rsid="00aff2e2" fo:background-color="#1f1f1f" style:font-size-asian="10pt" style:font-size-complex="10pt"/>
    </style:style>
    <style:style style:name="P28" style:family="paragraph" style:parent-style-name="Standard">
      <style:text-properties fo:font-variant="normal" fo:text-transform="none" fo:color="#cccccc" style:font-name="Droid Sans Mono" fo:font-size="10.5pt" fo:font-style="normal" fo:font-weight="normal" officeooo:rsid="00aff2e2" officeooo:paragraph-rsid="00aff2e2" fo:background-color="#1f1f1f" style:font-size-asian="10pt" style:font-size-complex="10pt"/>
    </style:style>
    <style:style style:name="P29" style:family="paragraph" style:parent-style-name="Standard">
      <style:text-properties fo:font-variant="normal" fo:text-transform="none" fo:color="#cccccc" style:font-name="Droid Sans Mono" fo:font-size="10.5pt" fo:font-style="normal" fo:font-weight="normal" officeooo:rsid="00d0dad7" officeooo:paragraph-rsid="00d0dad7" fo:background-color="#1f1f1f" style:font-size-asian="10pt" style:font-size-complex="10pt"/>
    </style:style>
    <style:style style:name="P30" style:family="paragraph" style:parent-style-name="Standard">
      <style:text-properties fo:font-variant="normal" fo:text-transform="none" fo:color="#000000" style:font-name="Droid Sans Mono" fo:font-size="10.5pt" fo:font-style="normal" fo:font-weight="bold" officeooo:rsid="000e5ec1" officeooo:paragraph-rsid="00e76611" fo:background-color="#ffffff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Cambria" fo:font-size="12pt" fo:font-style="normal" fo:font-weight="bold" officeooo:rsid="000e5ec1" officeooo:paragraph-rsid="00e76611" fo:background-color="#ffffff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Cambria" fo:font-size="12pt" fo:font-style="normal" fo:font-weight="bold" officeooo:rsid="000e5ec1" officeooo:paragraph-rsid="00fabea7" fo:background-color="#ffffff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00" style:font-name="Cambria" fo:font-size="12pt" fo:font-style="normal" fo:font-weight="bold" officeooo:rsid="000e5ec1" officeooo:paragraph-rsid="0104069a" fo:background-color="#ffffff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style:font-name="Cambria" fo:font-size="12pt" fo:font-style="normal" fo:font-weight="bold" officeooo:rsid="01199465" officeooo:paragraph-rsid="01199465" fo:background-color="#ffffff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Cambria" fo:font-size="12pt" fo:font-style="normal" fo:font-weight="bold" officeooo:paragraph-rsid="00f58ff6"/>
    </style:style>
    <style:style style:name="P36" style:family="paragraph" style:parent-style-name="Standard">
      <style:text-properties fo:font-variant="normal" fo:text-transform="none" fo:color="#000000" style:font-name="Cambria" fo:font-size="16pt" fo:font-style="normal" fo:font-weight="bold" officeooo:rsid="0113c3dc" officeooo:paragraph-rsid="0113c3dc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font-variant="normal" fo:text-transform="none" fo:color="#000000" style:font-name="Cambria" fo:font-size="11pt" fo:font-style="normal" fo:font-weight="normal" officeooo:rsid="000e5ec1" officeooo:paragraph-rsid="00e76611" fo:background-color="#ffffff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variant="normal" fo:text-transform="none" fo:color="#000000" style:font-name="IBMPlexMono, monospace," fo:font-size="12pt" fo:font-style="normal" fo:font-weight="bold" officeooo:rsid="000e5ec1" officeooo:paragraph-rsid="00e76611" fo:background-color="#fffffe" style:font-size-asian="12pt" style:font-weight-asian="bold" style:font-size-complex="12pt" style:font-weight-complex="bold"/>
    </style:style>
    <style:style style:name="P39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0" style:family="paragraph" style:parent-style-name="Standard">
      <style:paragraph-properties style:line-height-at-least="0.503cm"/>
    </style:style>
    <style:style style:name="P41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#ffffff" style:font-weight-asian="bold" style:font-weight-complex="bold"/>
    </style:style>
    <style:style style:name="P42" style:family="paragraph" style:parent-style-name="Standard">
      <style:text-properties fo:color="#000000" style:font-name="IBMPlexMono, monospace," fo:background-color="#fffffe"/>
    </style:style>
    <style:style style:name="P43" style:family="paragraph" style:parent-style-name="Standard">
      <style:text-properties fo:color="#000000" style:font-name="IBMPlexMono, monospace," officeooo:paragraph-rsid="010d5881" fo:background-color="#fffffe"/>
    </style:style>
    <style:style style:name="P44" style:family="paragraph" style:parent-style-name="Standard">
      <style:text-properties fo:color="#000000" style:font-name="IBMPlexMono, monospace," officeooo:paragraph-rsid="00e76611" fo:background-color="#fffffe"/>
    </style:style>
    <style:style style:name="P45" style:family="paragraph" style:parent-style-name="Standard">
      <style:text-properties officeooo:paragraph-rsid="00fabea7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9.75pt" loext:padding="0cm" loext:border="none"/>
    </style:style>
    <style:style style:name="P47" style:family="paragraph" style:parent-style-name="Preformatted_20_Text">
      <style:text-properties fo:font-variant="normal" fo:text-transform="none" fo:color="#111111" style:font-name="Cambria" fo:font-size="10pt" fo:font-style="normal" fo:font-weight="normal" officeooo:rsid="00e1d417" officeooo:paragraph-rsid="00e1d417" fo:background-color="transparent" style:font-size-asian="10pt" style:font-size-complex="10pt"/>
    </style:style>
    <style:style style:name="P48" style:family="paragraph" style:parent-style-name="Preformatted_20_Text">
      <style:text-properties fo:font-variant="normal" fo:text-transform="none" fo:color="#111111" style:font-name="Cambria" fo:font-size="10pt" fo:font-style="normal" fo:font-weight="normal" officeooo:rsid="00e1d417" officeooo:paragraph-rsid="00f1ca30" fo:background-color="transparent" style:font-size-asian="10pt" style:font-size-complex="10pt"/>
    </style:style>
    <style:style style:name="P49" style:family="paragraph" style:parent-style-name="Standard">
      <style:text-properties fo:font-variant="normal" fo:text-transform="none" fo:color="#000000" style:font-name="Cambria" fo:font-size="12pt" fo:font-style="normal" fo:font-weight="bold" officeooo:rsid="01199465" officeooo:paragraph-rsid="01199465" fo:background-color="#ffffff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111111" style:font-name="Cambria" fo:font-size="10pt" fo:font-style="normal" fo:font-weight="normal" officeooo:rsid="00afcde7" fo:background-color="transparent" loext:char-shading-value="0" style:font-size-asian="10pt" style:font-size-complex="10pt" loext:padding="0cm" loext:border="none"/>
    </style:style>
    <style:style style:name="T2" style:family="text">
      <style:text-properties fo:font-variant="normal" fo:text-transform="none" fo:color="#111111" style:font-name="Cambria" fo:font-size="10pt" fo:font-style="normal" fo:font-weight="normal" officeooo:rsid="00b97ee4" fo:background-color="transparent" loext:char-shading-value="0" style:font-size-asian="10pt" style:font-size-complex="10pt" loext:padding="0cm" loext:border="none"/>
    </style:style>
    <style:style style:name="T3" style:family="text">
      <style:text-properties fo:font-variant="normal" fo:text-transform="none" fo:color="#111111" style:font-name="Cambria" fo:font-size="10pt" fo:font-style="normal" fo:font-weight="bold" officeooo:rsid="00a0ee2b" fo:background-color="transparent" loext:char-shading-value="0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111111" style:font-name="Cambria" fo:font-size="10pt" fo:font-style="normal" fo:font-weight="bold" officeooo:rsid="012d8859" fo:background-color="#ffff00" loext:char-shading-value="0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111111" style:font-name="Cambria" fo:font-size="10pt" fo:font-style="normal" fo:font-weight="bold" officeooo:rsid="012f4189" fo:background-color="#ffff00" loext:char-shading-value="0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111111" style:font-name="Cambria" fo:font-size="8pt" fo:font-style="normal" fo:font-weight="normal" officeooo:rsid="00a0ee2b" fo:background-color="transparent" loext:char-shading-value="0" style:font-size-asian="8pt" style:font-weight-asian="normal" style:font-size-complex="8pt" style:font-weight-complex="normal"/>
    </style:style>
    <style:style style:name="T7" style:family="text">
      <style:text-properties fo:font-variant="normal" fo:text-transform="none" fo:color="#111111" style:font-name="Cambria" fo:font-size="8pt" fo:font-style="normal" fo:font-weight="normal" officeooo:rsid="012d8859" fo:background-color="transparent" loext:char-shading-value="0" style:font-size-asian="8pt" style:font-weight-asian="normal" style:font-size-complex="8pt" style:font-weight-complex="normal"/>
    </style:style>
    <style:style style:name="T8" style:family="text">
      <style:text-properties fo:font-variant="normal" fo:text-transform="none" fo:color="#212121" style:font-name="Inter" fo:font-size="9pt" fo:letter-spacing="normal" fo:font-style="normal" fo:font-weight="normal" officeooo:rsid="000e5ec1" fo:background-color="#ffffff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12121" style:font-name="Inter" fo:font-size="9pt" fo:letter-spacing="normal" fo:font-style="normal" fo:font-weight="normal" officeooo:rsid="00f58ff6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12121" style:font-name="Inter" fo:font-size="9pt" fo:letter-spacing="normal" fo:font-style="normal" fo:font-weight="normal" officeooo:rsid="00fabea7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Cambria" fo:font-size="12pt" fo:font-style="normal" fo:font-weight="bold" officeooo:rsid="00f58ff6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b656df"/>
    </style:style>
    <style:style style:name="T13" style:family="text">
      <style:text-properties fo:color="#4fc1ff"/>
    </style:style>
    <style:style style:name="T14" style:family="text">
      <style:text-properties fo:color="#dcdcaa"/>
    </style:style>
    <style:style style:name="T15" style:family="text">
      <style:text-properties fo:color="#ce9178"/>
    </style:style>
    <style:style style:name="T16" style:family="text">
      <style:text-properties officeooo:rsid="00be3d36"/>
    </style:style>
    <style:style style:name="T17" style:family="text">
      <style:text-properties fo:color="#9cdcfe"/>
    </style:style>
    <style:style style:name="T18" style:family="text">
      <style:text-properties officeooo:rsid="00bf4394"/>
    </style:style>
    <style:style style:name="T19" style:family="text">
      <style:text-properties officeooo:rsid="00c1a235"/>
    </style:style>
    <style:style style:name="T20" style:family="text">
      <style:text-properties fo:color="#569cd6"/>
    </style:style>
    <style:style style:name="T21" style:family="text">
      <style:text-properties officeooo:rsid="00c4a6e8"/>
    </style:style>
    <style:style style:name="T22" style:family="text">
      <style:text-properties fo:color="#d4d4d4"/>
    </style:style>
    <style:style style:name="T23" style:family="text">
      <style:text-properties fo:color="#6a9955"/>
    </style:style>
    <style:style style:name="T24" style:family="text">
      <style:text-properties officeooo:rsid="00e338ec"/>
    </style:style>
    <style:style style:name="T25" style:family="text">
      <style:text-properties style:font-name="inherit" loext:padding="0cm" loext:border="none"/>
    </style:style>
    <style:style style:name="T26" style:family="text">
      <style:text-properties style:font-name="inherit" fo:font-weight="bold" officeooo:rsid="00f1ca30" style:font-weight-asian="bold" style:font-weight-complex="bold" loext:padding="0cm" loext:border="none"/>
    </style:style>
    <style:style style:name="T27" style:family="text">
      <style:text-properties fo:color="#a31515"/>
    </style:style>
    <style:style style:name="T28" style:family="text">
      <style:text-properties fo:color="#098658"/>
    </style:style>
    <style:style style:name="T29" style:family="text">
      <style:text-properties fo:color="#0451a5"/>
    </style:style>
    <style:style style:name="T30" style:family="text">
      <style:text-properties fo:color="#212121" style:font-name="Inter" fo:font-size="9pt" fo:letter-spacing="normal" fo:font-weight="normal"/>
    </style:style>
    <style:style style:name="T31" style:family="text">
      <style:text-properties fo:color="#212121" style:font-name="Inter" fo:font-size="9pt" fo:letter-spacing="normal" fo:font-weight="normal" officeooo:rsid="00f58ff6"/>
    </style:style>
    <style:style style:name="T32" style:family="text">
      <style:text-properties officeooo:rsid="00f58ff6" fo:background-color="#ffffff" loext:char-shading-value="0" style:font-size-asian="12pt" style:font-weight-asian="bold" style:font-size-complex="12pt" style:font-weight-complex="bold"/>
    </style:style>
    <style:style style:name="T33" style:family="text">
      <style:text-properties officeooo:rsid="0104069a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Verdana" fo:font-size="15.75pt" fo:font-weight="normal"/>
    </style:style>
    <style:style style:name="T36" style:family="text">
      <style:text-properties officeooo:rsid="012119f2"/>
    </style:style>
    <style:style style:name="T37" style:family="text">
      <style:text-properties officeooo:rsid="01239962"/>
    </style:style>
    <style:style style:name="T38" style:family="text">
      <style:text-properties fo:color="#0000ff" style:text-line-through-style="none" style:text-line-through-type="none" style:font-name="Verdana" fo:font-size="9pt" fo:letter-spacing="normal" style:text-underline-style="none" style:text-blinking="false" fo:background-color="#ffffff" loext:char-shading-value="0"/>
    </style:style>
    <style:style style:name="T39" style:family="text">
      <style:text-properties officeooo:rsid="012d8859"/>
    </style:style>
    <style:style style:name="T40" style:family="text">
      <style:text-properties fo:font-size="8pt" fo:font-weight="normal" officeooo:rsid="012d8859" style:font-size-asian="8pt" style:font-weight-asian="normal" style:font-size-complex="8pt" style:font-weight-complex="normal"/>
    </style:style>
    <style:style style:name="T41" style:family="text">
      <style:text-properties officeooo:rsid="013967de"/>
    </style:style>
    <style:style style:name="T42" style:family="text">
      <style:text-properties officeooo:rsid="0139ff6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x="0cm" svg:y="-35.084cm" svg:width="1.958cm" draw:z-index="2">
        <draw:text-box fo:min-height="258.63cm">
          <text:p text:style-name="Text_20_body"/>
        </draw:text-box>
      </draw:frame>
      <draw:frame draw:style-name="fr1" draw:name="Frame2" text:anchor-type="page" text:anchor-page-number="1" svg:x="0cm" svg:y="-108.585cm" svg:width="1.958cm" draw:z-index="1">
        <draw:text-box fo:min-height="258.63cm">
          <text:p text:style-name="Text_20_body"/>
        </draw:text-box>
      </draw:frame>
      <draw:frame draw:style-name="fr1" draw:name="Frame1" text:anchor-type="page" text:anchor-page-number="1" svg:x="-0.529cm" svg:y="-84.773cm" svg:width="1.958cm" draw:z-index="0">
        <draw:text-box fo:min-height="258.63cm">
          <text:p text:style-name="Text_20_body"/>
        </draw:text-box>
      </draw:frame>
      <text:h text:style-name="P20" text:outline-level="2">Advocate-app</text:h>
      <text:p text:style-name="P12"/>
      <text:p text:style-name="P1">npm update laravel-mix</text:p>
      <text:p text:style-name="P1">npm cache clean --force</text:p>
      <text:p text:style-name="P1">npm update laravel-mix --force</text:p>
      <text:p text:style-name="P1"><text:s/>npm audit fix --force</text:p>
      <text:p text:style-name="P1">npm run development -- --watch</text:p>
      <text:p text:style-name="P1"/>
      <text:p text:style-name="P10">#if getting error</text:p>
      <text:p text:style-name="P14">echo fs.inotify.max_user_watches=524288 | sudo tee -a /etc/sysctl.conf &amp;&amp; sudo sysctl -p</text:p>
      <text:p text:style-name="P14">cat /proc/sys/fs/inotify/max_user_watches</text:p>
      <text:p text:style-name="P14"/>
      <text:p text:style-name="P14"><text:line-break/><text:line-break/><text:span text:style-name="T39">#error maga<text:line-break/><text:line-break/></text:span><text:span text:style-name="T40">dell@dell-Latitude-5480:/var/www/html/advocate-app/web$ npm run development -- --watch</text:span></text:p>
      <text:p text:style-name="P17">&gt; development</text:p>
      <text:p text:style-name="P17">&gt; cross-env NODE_ENV=development node_modules/webpack/bin/webpack.js --progress --config=node_modules/laravel-mix/setup/webpack.config.js --watch</text:p>
      <text:p text:style-name="P17">[webpack-cli] Error: mix.react() is now a feature flag. Use mix.js(source, destination).react() instead</text:p>
      <text:p text:style-name="P17"><text:s text:c="4"/>at React.register (/var/www/html/advocate-app/web/node_modules/laravel-mix/src/components/React.js:45:19)</text:p>
      <text:p text:style-name="P17"><text:s text:c="4"/>at Object.components.&lt;computed&gt; [as react] (/var/www/html/advocate-app/web/node_modules/laravel-mix/src/components/ComponentRegistrar.js:163:49)</text:p>
      <text:p text:style-name="P17"><text:s text:c="4"/>at Object.&lt;anonymous&gt; (/var/www/html/advocate-app/web/webpack/admin.js:19:5)</text:p>
      <text:p text:style-name="P17"><text:s text:c="4"/>at Module._compile (node:internal/modules/cjs/loader:1198:14)</text:p>
      <text:p text:style-name="P17"><text:s text:c="4"/>at Object.Module._extensions..js (node:internal/modules/cjs/loader:1252:10)</text:p>
      <text:p text:style-name="P17"><text:s text:c="4"/>at Module.load (node:internal/modules/cjs/loader:1076:32)</text:p>
      <text:p text:style-name="P17"><text:s text:c="4"/>at Function.Module._load (node:internal/modules/cjs/loader:911:12)</text:p>
      <text:p text:style-name="P17"><text:s text:c="4"/>at Module.require (node:internal/modules/cjs/loader:1100:19)</text:p>
      <text:p text:style-name="P17"><text:s text:c="4"/>at require (node:internal/modules/cjs/helpers:108:18)</text:p>
      <text:p text:style-name="P19"><text:span text:style-name="T6"><text:s text:c="4"/>at Object.&lt;anonymous&gt; (/var/www/html/advocate-app/web/webpack.mix.js:3:1)<text:line-break/><text:line-break/></text:span><text:span text:style-name="T7">#change in - </text:span><text:span text:style-name="T3">/var/www/html/advocate-app/web/webpack/admin.js<text:line-break/><text:line-break/></text:span><text:span text:style-name="T4">change </text:span><text:span text:style-name="T5">last </text:span><text:span text:style-name="T4">line </text:span><text:span text:style-name="T5">with below line</text:span></text:p>
      <text:p text:style-name="P14">mix.js('resources/js/admin/index.js', 'public/admin-app/').react();;</text:p>
      <text:p text:style-name="P14"/>
      <text:p text:style-name="P14"/>
      <text:p text:style-name="P14"/>
      <text:p text:style-name="P15"><text:soft-page-break/>npm run development -- --watch</text:p>
      <text:p text:style-name="P16">php artisan serve</text:p>
      <text:p text:style-name="P3"/>
      <text:p text:style-name="P18"><text:span text:style-name="T1">php artisan make:migration </text:span><text:span text:style-name="T2">motor_accident_claim_tribunals</text:span></text:p>
      <text:p text:style-name="P3">php artisan migrate</text:p>
      <text:p text:style-name="P3"><text:s/>php artisan db:seed</text:p>
      <text:p text:style-name="P47"><text:span text:style-name="Source_20_Text"><text:span text:style-name="T25">php artisan key:generate</text:span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8"><text:span text:style-name="Source_20_Text"><text:span text:style-name="T26">for single file migrate</text:span></text:span></text:p>
      <text:p text:style-name="P46"/>
      <text:p text:style-name="P7">php artisan migrate –path=/database/migrations/2023_06_14_061449_create_court_cases_table.php</text:p>
      <text:p text:style-name="P7"/>
      <text:p text:style-name="P7"/>
      <text:p text:style-name="P13">if above link didnt work <text:span text:style-name="T24">then below one</text:span></text:p>
      <text:p text:style-name="P1">php artisan db:seed –force</text:p>
      <text:p text:style-name="P1">npm install -g serve</text:p>
      <text:p text:style-name="P1">serve -s build</text:p>
      <text:p text:style-name="P1"/>
      <text:p text:style-name="P2">composer require laravel/passport</text:p>
      <text:p text:style-name="P2">php artisan passport:install</text:p>
      <text:p text:style-name="P15"><text:line-break/><text:span text:style-name="T12">Login admin</text:span></text:p>
      <text:p text:style-name="P3"><text:a xlink:type="simple" xlink:href="mailto:admin@gmail.com" text:style-name="Internet_20_link" text:visited-style-name="Visited_20_Internet_20_Link">admin@gmail.com</text:a></text:p>
      <text:p text:style-name="P4">admin</text:p>
      <text:p text:style-name="P11"/>
      <text:p text:style-name="P26"><text:a xlink:type="simple" xlink:href="mailto:kelly73@example.com" text:style-name="Internet_20_link" text:visited-style-name="Visited_20_Internet_20_Link"><text:span text:style-name="T38">kelly73@example.com</text:span></text:a></text:p>
      <text:p text:style-name="P25">admin</text:p>
      <text:p text:style-name="P4"/>
      <text:p text:style-name="P4"><text:a xlink:type="simple" xlink:href="mailto:jaleel19@example.net" text:style-name="Internet_20_link" text:visited-style-name="Visited_20_Internet_20_Link">jaleel19@example.net</text:a><text:line-break/>Vajay8679@</text:p>
      <text:p text:style-name="P5"><text:line-break/><text:span text:style-name="T16">changes in </text:span>webpack.mix.js</text:p>
      <text:p text:style-name="P4">/var/www/html/advocate-app/web/webpack.mix.js</text:p>
      <text:p text:style-name="P27">// require('./webpack/admin');</text:p>
      <text:p text:style-name="P39"><text:span text:style-name="T13">mix</text:span>.<text:span text:style-name="T14">js</text:span>(<text:span text:style-name="T15">'resources/js/app.js'</text:span>, <text:span text:style-name="T15">'public/js'</text:span>).<text:span text:style-name="T14">react</text:span>();</text:p>
      <text:p text:style-name="P4"/>
      <text:p text:style-name="P4"/>
      <text:p text:style-name="P4">/var/www/html/advocate-app/web/resources/js/admin/configs/Config.js</text:p>
      <text:p text:style-name="P4"/>
      <text:p text:style-name="P4"><text:soft-page-break/></text:p>
      <text:p text:style-name="P4">/var/www/html/advocate-app/web/public/admin-app/index.js - <text:s/><text:span text:style-name="T18">253047 </text:span><text:span text:style-name="T19">line number</text:span></text:p>
      <text:p text:style-name="P4"/>
      <text:p text:style-name="P28"><text:span text:style-name="T17">apiUrl:</text:span> <text:span text:style-name="T15">'http://127.0.0.1:8000/api'</text:span>,</text:p>
      <text:p text:style-name="P39"><text:span text:style-name="T17">appUrl:</text:span> <text:span text:style-name="T15">'http://127.0.0.1:8000/'</text:span>,</text:p>
      <text:p text:style-name="P39"><text:span text:style-name="T17">mediaUrl:</text:span> <text:span text:style-name="T15">'http://bu-app.demo/'</text:span>,</text:p>
      <text:p text:style-name="P4"/>
      <text:p text:style-name="P4"/>
      <text:p text:style-name="P4">.<text:span text:style-name="T21">env file remaned from .env.example</text:span></text:p>
      <text:p text:style-name="P28"><text:span text:style-name="T20">DB_CONNECTION</text:span>=mysql</text:p>
      <text:p text:style-name="P39"><text:span text:style-name="T20">DB_HOST</text:span>=127.0.0.1</text:p>
      <text:p text:style-name="P39"><text:span text:style-name="T20">DB_PORT</text:span>=3306</text:p>
      <text:p text:style-name="P39"><text:span text:style-name="T20">DB_DATABASE</text:span>=advocate_app</text:p>
      <text:p text:style-name="P39"><text:span text:style-name="T20">DB_USERNAME</text:span>=root</text:p>
      <text:p text:style-name="P39"><text:span text:style-name="T20">DB_PASSWORD</text:span>=Vajay8679@</text:p>
      <text:p text:style-name="P39"/>
      <text:p text:style-name="P4"/>
      <text:p text:style-name="P4"/>
      <text:p text:style-name="P4">/var/www/html/advocate-app/web/resources/js/admin/pages/routesConfig.js</text:p>
      <text:p text:style-name="P4"/>
      <text:p text:style-name="P4"/>
      <text:p text:style-name="P6">individual routing<text:line-break/><text:line-break/>/var/www/html/advocate-app/web/resources/js/admin/pages</text:p>
      <text:p text:style-name="P6"/>
      <text:p text:style-name="P6"/>
      <text:p text:style-name="P6">/var/www/html/advocate-app/web/webpack/admin.j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pan text:style-name="T20">var</text:span> <text:span text:style-name="T17">environment</text:span> <text:span text:style-name="T22">=</text:span> <text:span text:style-name="T15">'local'</text:span>; <text:span text:style-name="T23">//</text:span></text:p>
      <text:p text:style-name="P40"/>
      <text:p text:style-name="P39"><text:soft-page-break/><text:span text:style-name="T20">var</text:span> <text:span text:style-name="T17">Configurations</text:span> <text:span text:style-name="T22">=</text:span> {</text:p>
      <text:p text:style-name="P39"><text:span text:style-name="T17">development:</text:span> {</text:p>
      <text:p text:style-name="P39"><text:span text:style-name="T17">apiUrl:</text:span> <text:span text:style-name="T15">'http://bu-app.demo/api'</text:span>,</text:p>
      <text:p text:style-name="P39"><text:span text:style-name="T17">appUrl:</text:span> <text:span text:style-name="T15">'http://bu-app.demo/'</text:span>,</text:p>
      <text:p text:style-name="P39"><text:span text:style-name="T17">mediaUrl:</text:span> <text:span text:style-name="T15">'http://bu-app.demo/'</text:span>,</text:p>
      <text:p text:style-name="P39"><text:span text:style-name="T17">facebookAppId:</text:span> <text:span text:style-name="T15">''</text:span>,</text:p>
      <text:p text:style-name="P39"><text:span text:style-name="T17">assetDir:</text:span> <text:span text:style-name="T15">'admin-app'</text:span></text:p>
      <text:p text:style-name="P39">},</text:p>
      <text:p text:style-name="P39"><text:span text:style-name="T17">local:</text:span> {</text:p>
      <text:p text:style-name="P39"><text:span text:style-name="T17">apiUrl:</text:span> <text:span text:style-name="T15">'http://localhost:8000/api'</text:span>,</text:p>
      <text:p text:style-name="P39"><text:span text:style-name="T17">appUrl:</text:span> <text:span text:style-name="T15">'http://localhost:8000/'</text:span>,</text:p>
      <text:p text:style-name="P39"><text:span text:style-name="T17">mediaUrl:</text:span> <text:span text:style-name="T15">'http://localhost:8000/'</text:span>,</text:p>
      <text:p text:style-name="P39"><text:span text:style-name="T17">facebookAppId:</text:span> <text:span text:style-name="T15">''</text:span>,</text:p>
      <text:p text:style-name="P39"><text:span text:style-name="T17">assetDir:</text:span> <text:span text:style-name="T15">'admin-app'</text:span></text:p>
      <text:p text:style-name="P39">},</text:p>
      <text:p text:style-name="P6"/>
      <text:p text:style-name="P6"/>
      <text:p text:style-name="P6"/>
      <text:p text:style-name="P6">git checkout development</text:p>
      <text:p text:style-name="P6"/>
      <text:p text:style-name="P6">git pull origin development</text:p>
      <text:p text:style-name="P6"/>
      <text:p text:style-name="P8">Github url</text:p>
      <text:p text:style-name="P6"><text:a xlink:type="simple" xlink:href="https://github.com/Shubhras/advocate-app" text:style-name="Internet_20_link" text:visited-style-name="Visited_20_Internet_20_Link">https://github.com/Shubhras/advocate-app</text:a></text:p>
      <text:p text:style-name="P9">shubhras</text:p>
      <text:p text:style-name="P22">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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dd below line in -</text:p>
      <text:p text:style-name="P24">/var/www/html/advocate-app/web/app/Http/Middleware/VerifyCsrfToken.php</text:p>
      <text:p text:style-name="P24"/>
      <text:p text:style-name="P24"/>
      <text:p text:style-name="P24"/>
      <text:p text:style-name="P30">protected $except = [</text:p>
      <text:p text:style-name="P41">//</text:p>
      <text:p text:style-name="P41">'/api/auth/signin'</text:p>
      <text:p text:style-name="P41">];</text:p>
      <text:p text:style-name="P31"/>
      <text:p text:style-name="P31"/>
      <text:p text:style-name="P31"/>
      <text:p text:style-name="P31"><text:soft-page-break/></text:p>
      <text:p text:style-name="P35"><text:span text:style-name="T32">POST -</text:span><text:span text:style-name="T30">http://127.0.0.1:8000/api/court-case – </text:span><text:span text:style-name="T31">for motor insurance</text:span></text:p>
      <text:p text:style-name="P31"/>
      <text:p text:style-name="P31"/>
      <text:p text:style-name="P38">{</text:p>
      <text:p text:style-name="P42"><text:span text:style-name="T27">"case_type"</text:span>: <text:span text:style-name="T28">2</text:span>,</text:p>
      <text:p text:style-name="P42"><text:span text:style-name="T27">"death"</text:span> : <text:span text:style-name="T29">"2023-07-25"</text:span>,</text:p>
      <text:p text:style-name="P42"><text:span text:style-name="T27">"company"</text:span> : <text:span text:style-name="T29">"Digi Insurance"</text:span>,</text:p>
      <text:p text:style-name="P42"><text:span text:style-name="T27">"vehicle_number"</text:span> : <text:span text:style-name="T29">"VN01"</text:span>,</text:p>
      <text:p text:style-name="P42"><text:span text:style-name="T27">"fir_number"</text:span> : <text:span text:style-name="T29">"FN01"</text:span>,</text:p>
      <text:p text:style-name="P42"><text:span text:style-name="T27">"thana"</text:span> : <text:span text:style-name="T29">"MIG Thana"</text:span>,</text:p>
      <text:p text:style-name="P42"><text:span text:style-name="T27">"cnr"</text:span> : <text:span text:style-name="T29">"CNR01"</text:span>,</text:p>
      <text:p text:style-name="P42"><text:span text:style-name="T27">"filling_number"</text:span> : <text:span text:style-name="T29">"FN01"</text:span>,</text:p>
      <text:p text:style-name="P42"><text:span text:style-name="T27">"macc_number"</text:span> : <text:span text:style-name="T29">"MN01"</text:span>,</text:p>
      <text:p text:style-name="P42"><text:span text:style-name="T27">"court_name"</text:span> : <text:span text:style-name="T29">"CN01"</text:span>,</text:p>
      <text:p text:style-name="P42"><text:span text:style-name="T27">"date_of_filling"</text:span> : <text:span text:style-name="T29">"2023-07-25"</text:span>,</text:p>
      <text:p text:style-name="P42"><text:span text:style-name="T27">"challan"</text:span> : <text:span text:style-name="T28">500</text:span>,</text:p>
      <text:p text:style-name="P42"><text:span text:style-name="T27">"company_file_number"</text:span> : <text:span text:style-name="T29">"CFN01"</text:span>,</text:p>
      <text:p text:style-name="P42"><text:span text:style-name="T27">"office_file_number"</text:span> : <text:span text:style-name="T29">"OFN01"</text:span>,</text:p>
      <text:p text:style-name="P42"><text:span text:style-name="T27">"next_date"</text:span> : <text:span text:style-name="T29">"2023-07-25"</text:span></text:p>
      <text:p text:style-name="P42">}</text:p>
      <text:p text:style-name="P31"/>
      <text:p text:style-name="P31"/>
      <text:p text:style-name="P32"/>
      <text:p text:style-name="P32"/>
      <text:p text:style-name="P45"><text:span text:style-name="T11">POST -</text:span><text:span text:style-name="T8">http://127.0.0.1:8000/api/court-case – </text:span><text:span text:style-name="T9">for </text:span><text:span text:style-name="T10">bank</text:span><text:span text:style-name="T9"> insurance</text:span></text:p>
      <text:p text:style-name="P38">{</text:p>
      <text:p text:style-name="P42"><text:span text:style-name="T27">"case_type"</text:span>: <text:span text:style-name="T28">1</text:span>,</text:p>
      <text:p text:style-name="P43"><text:span text:style-name="T27">"allotted_date"</text:span> : <text:span text:style-name="T29">"2023-07-25"</text:span>,</text:p>
      <text:p text:style-name="P42"><text:span text:style-name="T27">"loan_account_number"</text:span> : <text:span text:style-name="T29">"LAN01"</text:span>,</text:p>
      <text:p text:style-name="P42"><text:span text:style-name="T27">"customer_name"</text:span> : <text:span text:style-name="T29">"Raja Verma"</text:span>,</text:p>
      <text:p text:style-name="P42"><text:span text:style-name="T27">"customer_phone"</text:span> : <text:span text:style-name="T28">88982893892</text:span>,</text:p>
      <text:p text:style-name="P42"><text:span text:style-name="T27">"customer_address"</text:span> : <text:span text:style-name="T29">"29,Indore"</text:span>,</text:p>
      <text:p text:style-name="P42"><text:span text:style-name="T27">"symbolic_account"</text:span> : <text:span text:style-name="T28">8828911112</text:span>,</text:p>
      <text:p text:style-name="P42"><text:span text:style-name="T27">"bank_id"</text:span> : <text:span text:style-name="T28">1</text:span>,</text:p>
      <text:p text:style-name="P42"><text:span text:style-name="T27">"bank_branch_id"</text:span> : <text:span text:style-name="T28">1</text:span></text:p>
      <text:p text:style-name="P42">}</text:p>
      <text:p text:style-name="P31"/>
      <text:p text:style-name="P31"/>
      <text:p text:style-name="P31"/>
      <text:p text:style-name="P31"/>
      <text:p text:style-name="P31"/>
      <text:p text:style-name="P31"/>
      <text:p text:style-name="P44">{</text:p>
      <text:p text:style-name="P42"><text:span text:style-name="T27">"case_type"</text:span>: <text:span text:style-name="T28">2</text:span>,</text:p>
      <text:p text:style-name="P42"><text:span text:style-name="T27">"title"</text:span>: <text:span text:style-name="T29">"Motor Insurance Of Accidence"</text:span>,</text:p>
      <text:p text:style-name="P42"><text:span text:style-name="T27">"death"</text:span>: <text:span text:style-name="T29">"2023-07-25"</text:span>,</text:p>
      <text:p text:style-name="P42"><text:span text:style-name="T27">"injury"</text:span>: <text:span text:style-name="T29">"Hand Injury"</text:span>,</text:p>
      <text:p text:style-name="P42"><text:span text:style-name="T27">"insurance_company"</text:span>: <text:span text:style-name="T29">"Digiprima Insurance"</text:span>,</text:p>
      <text:p text:style-name="P42"><text:span text:style-name="T27">"vehicle_number"</text:span>: <text:span text:style-name="T29">"VN0101"</text:span>,</text:p>
      <text:p text:style-name="P42"><text:span text:style-name="T27">"vehicle_owner"</text:span>: <text:span text:style-name="T29">"Sumit"</text:span>,</text:p>
      <text:p text:style-name="P42"><text:span text:style-name="T27">"vehicle_driver"</text:span>: <text:span text:style-name="T29">"Hariom"</text:span>,</text:p>
      <text:p text:style-name="P42"><text:soft-page-break/><text:span text:style-name="T27">"fir_number"</text:span>: <text:span text:style-name="T29">"FN01101"</text:span>,</text:p>
      <text:p text:style-name="P42"><text:span text:style-name="T27">"thana"</text:span>: <text:span text:style-name="T29">"MIG Thana1"</text:span>,</text:p>
      <text:p text:style-name="P42"><text:span text:style-name="T27">"cnr"</text:span>: <text:span text:style-name="T29">"CNR01101"</text:span>,</text:p>
      <text:p text:style-name="P42"><text:span text:style-name="T27">"status_id"</text:span>: <text:span text:style-name="T28">8</text:span>,</text:p>
      <text:p text:style-name="P42"><text:span text:style-name="T27">"filling_number"</text:span>: <text:span text:style-name="T29">"FN01101"</text:span>,</text:p>
      <text:p text:style-name="P42"><text:span text:style-name="T27">"macc_number"</text:span>: <text:span text:style-name="T29">"MN01101"</text:span>,</text:p>
      <text:p text:style-name="P42"><text:span text:style-name="T27">"court_name"</text:span>: <text:span text:style-name="T29">"CN01101"</text:span>,</text:p>
      <text:p text:style-name="P42"><text:span text:style-name="T27">"date_of_filling"</text:span>: <text:span text:style-name="T29">"2023-07-21"</text:span>,</text:p>
      <text:p text:style-name="P42"><text:span text:style-name="T27">"challan"</text:span>: <text:span text:style-name="T28">2000</text:span>,</text:p>
      <text:p text:style-name="P42"><text:span text:style-name="T27">"company_file_number"</text:span>: <text:span text:style-name="T29">"CFN09902"</text:span>,</text:p>
      <text:p text:style-name="P42"><text:span text:style-name="T27">"office_file_number"</text:span>: <text:span text:style-name="T29">"OFN09902"</text:span>,</text:p>
      <text:p text:style-name="P42"><text:span text:style-name="T27">"next_date"</text:span>: <text:span text:style-name="T29">"2023-07-30"</text:span>,</text:p>
      <text:p text:style-name="P42"><text:span text:style-name="T27">"date_of_disposal"</text:span>: <text:span text:style-name="T29">"2023-07-30"</text:span></text:p>
      <text:p text:style-name="P42">}</text:p>
      <text:p text:style-name="P44"/>
      <text:p text:style-name="P44"/>
      <text:p text:style-name="P4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for setup project</text:p>
      <text:p text:style-name="P31"/>
      <text:p text:style-name="P31"><text:s/><text:span text:style-name="T34">sudo apt install curl</text:span></text:p>
      <text:p text:style-name="P37"><text:s text:c="2"/>486 <text:s/>curl https://raw.githubusercontent.com/creationix/nvm/master/install.sh | bash </text:p>
      <text:p text:style-name="P37"><text:s text:c="2"/>487 <text:s/>source ~/.bashrc <text:s text:c="2"/></text:p>
      <text:p text:style-name="P37"><text:s text:c="2"/>488 <text:s/>source ~/.bashrc <text:s text:c="2"/></text:p>
      <text:p text:style-name="P37"><text:s text:c="2"/>489 <text:s/>ls -la ~/ | more</text:p>
      <text:p text:style-name="P37"><text:s text:c="2"/>490 <text:s/>vi ~/.bashrc</text:p>
      <text:p text:style-name="P37"><text:s text:c="2"/>491 <text:s/>vi ~/.bashrc</text:p>
      <text:p text:style-name="P37"><text:s text:c="2"/>492 <text:s/>source ~/.bashrc </text:p>
      <text:p text:style-name="P37"><text:s text:c="2"/>493 <text:s/>nvm --version</text:p>
      <text:p text:style-name="P37"><text:s text:c="2"/>494 <text:s/>sudo apt install curl </text:p>
      <text:p text:style-name="P37"><text:s text:c="2"/>495 <text:s/>curl https://raw.githubusercontent.com/creationix/nvm/master/install.sh | bash</text:p>
      <text:p text:style-name="P37"><text:s text:c="2"/>496 <text:s/>nvm install 14.17.3</text:p>
      <text:p text:style-name="P37"><text:s text:c="2"/>497 <text:s/>curl https://raw.githubusercontent.com/creationix/nvm/master/install.sh | bash</text:p>
      <text:p text:style-name="P37"><text:s text:c="2"/>498 <text:s/>export NVM_DIR="$HOME/.nvm"</text:p>
      <text:p text:style-name="P37"><text:s text:c="2"/>499 <text:s/>[ -s "$NVM_DIR/nvm.sh" ] &amp;&amp; \. "$NVM_DIR/nvm.sh"</text:p>
      <text:p text:style-name="P37"><text:s text:c="2"/>500 <text:s/>[ -s "$NVM_DIR/bash_completion" ] &amp;&amp; \. "$NVM_DIR/bash_completion"</text:p>
      <text:p text:style-name="P31"/>
      <text:p text:style-name="P31"/>
      <text:p text:style-name="P31"/>
      <text:p text:style-name="P31"/>
      <text:p text:style-name="P33"><text:span text:style-name="T33">file - </text:span>source ~/.bashrc </text:p>
      <text:p text:style-name="P33"/>
      <text:p text:style-name="P33"/>
      <text:p text:style-name="P31">PATH=$PATH:~/bin</text:p>
      <text:p text:style-name="P31"/>
      <text:p text:style-name="P31">export NVM_DIR="$HOME/.nvm"</text:p>
      <text:p text:style-name="P31"><text:soft-page-break/>[ -s "$NVM_DIR/nvm.sh" ] &amp;&amp; \. "$NVM_DIR/nvm.sh" <text:s/># This loads nvm</text:p>
      <text:p text:style-name="P31">[ -s "$NVM_DIR/bash_completion" ] &amp;&amp; \. "$NVM_DIR/bash_completion" <text:s/># This loads nvm bash_completion</text:p>
      <text:p text:style-name="P31"/>
      <text:p text:style-name="P31"/>
      <text:p text:style-name="P31"/>
      <text:p text:style-name="P31"/>
      <text:p text:style-name="P31"/>
      <text:p text:style-name="P31"/>
      <text:p text:style-name="P34">28july- CourtCaseStageController.php</text:p>
      <text:p text:style-name="P34"/>
      <text:p text:style-name="P34"/>
      <text:p text:style-name="P34"/>
      <text:h text:style-name="P21" text:outline-level="2"> <text:span text:style-name="T35">table: case_stages</text:span></text:h>
      <text:p text:style-name="P34"><text:span text:style-name="T37">Old </text:span><text:span text:style-name="T36">Field – </text:span>stage_data_type – <text:span text:style-name="T36">enum [ </text:span>files</text:p>
      <text:p text:style-name="P34"><text:s text:c="57"/>dates</text:p>
      <text:p text:style-name="P34"><text:s text:c="57"/>text</text:p>
      <text:p text:style-name="P34"><text:s text:c="57"/>date-amount <text:span text:style-name="T36">]</text:span></text:p>
      <text:p text:style-name="P34"/>
      <text:p text:style-name="P34"/>
      <text:p text:style-name="P34"><text:line-break/><text:span text:style-name="T42">##</text:span><text:span text:style-name="T41">graph command - <text:line-break/><text:line-break/></text:span>npm install --save react-google-char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mbria" svg:font-family="Cambria, Arial"/>
    <style:font-face style:name="Droid Sans Mono" svg:font-family="'Droid Sans Mono', monospace, monospac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Verdana" svg:font-family="Verdana, Arial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05:05.058484037</meta:creation-date>
    <dc:date>2023-08-22T14:32:47.182207388</dc:date>
    <meta:editing-duration>P3DT8H11M46S</meta:editing-duration>
    <meta:editing-cycles>123</meta:editing-cycles>
    <meta:generator>LibreOffice/6.4.7.2$Linux_X86_64 LibreOffice_project/40$Build-2</meta:generator>
    <meta:document-statistic meta:table-count="0" meta:image-count="0" meta:object-count="0" meta:page-count="7" meta:paragraph-count="173" meta:word-count="541" meta:character-count="6059" meta:non-whitespace-character-count="5414"/>
  </office:meta>
</office:document-meta>
</file>